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547d" officeooo:paragraph-rsid="0017547d"/>
    </style:style>
    <style:style style:name="P2" style:family="paragraph" style:parent-style-name="Standard">
      <style:text-properties officeooo:rsid="001af590" officeooo:paragraph-rsid="001af590"/>
    </style:style>
    <style:style style:name="P3" style:family="paragraph" style:parent-style-name="Standard">
      <style:text-properties officeooo:rsid="001bca00" officeooo:paragraph-rsid="001bca00"/>
    </style:style>
    <style:style style:name="P4" style:family="paragraph" style:parent-style-name="Standard">
      <style:text-properties officeooo:rsid="001bf017" officeooo:paragraph-rsid="001bf017"/>
    </style:style>
    <style:style style:name="P5" style:family="paragraph" style:parent-style-name="Standard">
      <style:text-properties officeooo:rsid="001e67a3" officeooo:paragraph-rsid="001e67a3"/>
    </style:style>
    <style:style style:name="P6" style:family="paragraph" style:parent-style-name="Standard">
      <style:text-properties officeooo:rsid="001ed6b4" officeooo:paragraph-rsid="001ed6b4"/>
    </style:style>
    <style:style style:name="P7" style:family="paragraph" style:parent-style-name="Standard">
      <style:text-properties officeooo:rsid="00201c4f" officeooo:paragraph-rsid="00201c4f"/>
    </style:style>
    <style:style style:name="P8" style:family="paragraph" style:parent-style-name="Standard">
      <style:text-properties officeooo:rsid="00202e83" officeooo:paragraph-rsid="00202e83"/>
    </style:style>
    <style:style style:name="P9" style:family="paragraph" style:parent-style-name="Standard">
      <style:text-properties officeooo:rsid="0022a19b" officeooo:paragraph-rsid="0022a19b"/>
    </style:style>
    <style:style style:name="P10" style:family="paragraph" style:parent-style-name="Standard">
      <style:text-properties officeooo:rsid="0024d0e2" officeooo:paragraph-rsid="002d531f"/>
    </style:style>
    <style:style style:name="P11" style:family="paragraph" style:parent-style-name="Standard">
      <style:text-properties officeooo:rsid="0029cc33" officeooo:paragraph-rsid="0029cc33"/>
    </style:style>
    <style:style style:name="P12" style:family="paragraph" style:parent-style-name="Standard">
      <style:text-properties officeooo:rsid="002ba903" officeooo:paragraph-rsid="002ba903"/>
    </style:style>
    <style:style style:name="P13" style:family="paragraph" style:parent-style-name="Standard">
      <style:text-properties officeooo:rsid="00300dba" officeooo:paragraph-rsid="00300dba"/>
    </style:style>
    <style:style style:name="P14" style:family="paragraph" style:parent-style-name="Standard">
      <style:text-properties officeooo:rsid="00319014" officeooo:paragraph-rsid="00319014"/>
    </style:style>
    <style:style style:name="P15" style:family="paragraph" style:parent-style-name="Standard">
      <style:text-properties officeooo:rsid="003372f9" officeooo:paragraph-rsid="003372f9"/>
    </style:style>
    <style:style style:name="P16" style:family="paragraph" style:parent-style-name="Standard">
      <style:text-properties officeooo:rsid="00355218" officeooo:paragraph-rsid="00355218"/>
    </style:style>
    <style:style style:name="P17" style:family="paragraph" style:parent-style-name="Standard">
      <style:text-properties officeooo:paragraph-rsid="00356766"/>
    </style:style>
    <style:style style:name="P18" style:family="paragraph" style:parent-style-name="Standard">
      <style:text-properties officeooo:rsid="003b99c2" officeooo:paragraph-rsid="003b99c2"/>
    </style:style>
    <style:style style:name="P19" style:family="paragraph" style:parent-style-name="Standard">
      <style:text-properties officeooo:rsid="003d88de" officeooo:paragraph-rsid="003d88de"/>
    </style:style>
    <style:style style:name="P20" style:family="paragraph" style:parent-style-name="Standard">
      <style:text-properties officeooo:rsid="003fba3f" officeooo:paragraph-rsid="003fba3f"/>
    </style:style>
    <style:style style:name="P21" style:family="paragraph" style:parent-style-name="Standard">
      <style:text-properties officeooo:rsid="003fba3f" officeooo:paragraph-rsid="00405c3c"/>
    </style:style>
    <style:style style:name="P22" style:family="paragraph" style:parent-style-name="Standard">
      <style:text-properties officeooo:rsid="003fba3f" officeooo:paragraph-rsid="00415543"/>
    </style:style>
    <style:style style:name="P23" style:family="paragraph" style:parent-style-name="Standard">
      <style:text-properties officeooo:rsid="0042f239" officeooo:paragraph-rsid="0042f239"/>
    </style:style>
    <style:style style:name="P24" style:family="paragraph" style:parent-style-name="Standard">
      <style:text-properties officeooo:rsid="0045b88e" officeooo:paragraph-rsid="0045b88e"/>
    </style:style>
    <style:style style:name="P25" style:family="paragraph" style:parent-style-name="Standard">
      <style:text-properties officeooo:rsid="0045b88e" officeooo:paragraph-rsid="004746fc"/>
    </style:style>
    <style:style style:name="P26" style:family="paragraph" style:parent-style-name="Standard">
      <style:text-properties officeooo:rsid="004746fc" officeooo:paragraph-rsid="004746fc"/>
    </style:style>
    <style:style style:name="P27" style:family="paragraph" style:parent-style-name="Standard">
      <style:text-properties officeooo:paragraph-rsid="004746fc"/>
    </style:style>
    <style:style style:name="P28" style:family="paragraph" style:parent-style-name="Standard">
      <style:text-properties officeooo:rsid="004dbbec" officeooo:paragraph-rsid="004dbbec"/>
    </style:style>
    <style:style style:name="P29" style:family="paragraph" style:parent-style-name="Standard">
      <style:text-properties officeooo:rsid="0052e54a" officeooo:paragraph-rsid="0052e54a"/>
    </style:style>
    <style:style style:name="P30" style:family="paragraph" style:parent-style-name="Standard">
      <style:text-properties officeooo:rsid="00549e9c" officeooo:paragraph-rsid="00549e9c"/>
    </style:style>
    <style:style style:name="P31" style:family="paragraph" style:parent-style-name="Standard">
      <style:text-properties officeooo:rsid="00555dd3" officeooo:paragraph-rsid="00555dd3"/>
    </style:style>
    <style:style style:name="P32" style:family="paragraph" style:parent-style-name="Standard">
      <style:text-properties officeooo:rsid="004f4a51" officeooo:paragraph-rsid="004f4a51"/>
    </style:style>
    <style:style style:name="P33" style:family="paragraph" style:parent-style-name="Standard">
      <style:text-properties officeooo:rsid="00559f39" officeooo:paragraph-rsid="00559f39"/>
    </style:style>
    <style:style style:name="P34" style:family="paragraph" style:parent-style-name="Standard">
      <style:text-properties officeooo:paragraph-rsid="005820b7"/>
    </style:style>
    <style:style style:name="P35" style:family="paragraph" style:parent-style-name="Standard">
      <style:text-properties officeooo:rsid="005dff49" officeooo:paragraph-rsid="005dff49"/>
    </style:style>
    <style:style style:name="P36" style:family="paragraph" style:parent-style-name="Standard" style:list-style-name="L1">
      <style:text-properties officeooo:rsid="005dff49" officeooo:paragraph-rsid="005dff49"/>
    </style:style>
    <style:style style:name="P37" style:family="paragraph" style:parent-style-name="Standard">
      <style:text-properties officeooo:paragraph-rsid="0060a8d3"/>
    </style:style>
    <style:style style:name="P38" style:family="paragraph" style:parent-style-name="Standard">
      <style:text-properties officeooo:paragraph-rsid="006109a4"/>
    </style:style>
    <style:style style:name="P39" style:family="paragraph" style:parent-style-name="Standard">
      <style:text-properties officeooo:rsid="006193ba" officeooo:paragraph-rsid="006193ba"/>
    </style:style>
    <style:style style:name="T1" style:family="text">
      <style:text-properties officeooo:rsid="001bca00"/>
    </style:style>
    <style:style style:name="T2" style:family="text">
      <style:text-properties officeooo:rsid="001bf017"/>
    </style:style>
    <style:style style:name="T3" style:family="text">
      <style:text-properties officeooo:rsid="001ed6b4"/>
    </style:style>
    <style:style style:name="T4" style:family="text">
      <style:text-properties officeooo:rsid="00215c81"/>
    </style:style>
    <style:style style:name="T5" style:family="text">
      <style:text-properties officeooo:rsid="00268c9f"/>
    </style:style>
    <style:style style:name="T6" style:family="text">
      <style:text-properties officeooo:rsid="0029cc33"/>
    </style:style>
    <style:style style:name="T7" style:family="text">
      <style:text-properties officeooo:rsid="002d531f"/>
    </style:style>
    <style:style style:name="T8" style:family="text">
      <style:text-properties officeooo:rsid="002e1c7c"/>
    </style:style>
    <style:style style:name="T9" style:family="text">
      <style:text-properties officeooo:rsid="00305f33"/>
    </style:style>
    <style:style style:name="T10" style:family="text">
      <style:text-properties officeooo:rsid="00356766"/>
    </style:style>
    <style:style style:name="T11" style:family="text">
      <style:text-properties officeooo:rsid="00201c4f"/>
    </style:style>
    <style:style style:name="T12" style:family="text">
      <style:text-properties officeooo:rsid="0036534b"/>
    </style:style>
    <style:style style:name="T13" style:family="text">
      <style:text-properties officeooo:rsid="0037bc19"/>
    </style:style>
    <style:style style:name="T14" style:family="text">
      <style:text-properties officeooo:rsid="00397166"/>
    </style:style>
    <style:style style:name="T15" style:family="text">
      <style:text-properties officeooo:rsid="00405c3c"/>
    </style:style>
    <style:style style:name="T16" style:family="text">
      <style:text-properties officeooo:rsid="00415543"/>
    </style:style>
    <style:style style:name="T17" style:family="text">
      <style:text-properties officeooo:rsid="0043473f"/>
    </style:style>
    <style:style style:name="T18" style:family="text">
      <style:text-properties officeooo:rsid="0045182f"/>
    </style:style>
    <style:style style:name="T19" style:family="text">
      <style:text-properties officeooo:rsid="004528c1"/>
    </style:style>
    <style:style style:name="T20" style:family="text">
      <style:text-properties officeooo:rsid="004746fc"/>
    </style:style>
    <style:style style:name="T21" style:family="text">
      <style:text-properties officeooo:rsid="004980d6"/>
    </style:style>
    <style:style style:name="T22" style:family="text">
      <style:text-properties officeooo:rsid="004c4d4e"/>
    </style:style>
    <style:style style:name="T23" style:family="text">
      <style:text-properties officeooo:rsid="004cee1d"/>
    </style:style>
    <style:style style:name="T24" style:family="text">
      <style:text-properties officeooo:rsid="00547a3c"/>
    </style:style>
    <style:style style:name="T25" style:family="text">
      <style:text-properties officeooo:rsid="00549e9c"/>
    </style:style>
    <style:style style:name="T26" style:family="text">
      <style:text-properties style:text-position="super 58%"/>
    </style:style>
    <style:style style:name="T27" style:family="text">
      <style:text-properties officeooo:rsid="005820b7"/>
    </style:style>
    <style:style style:name="T28" style:family="text">
      <style:text-properties officeooo:rsid="00591664"/>
    </style:style>
    <style:style style:name="T29" style:family="text">
      <style:text-properties officeooo:rsid="0059feae"/>
    </style:style>
    <style:style style:name="T30" style:family="text">
      <style:text-properties officeooo:rsid="005b43ac"/>
    </style:style>
    <style:style style:name="T31" style:family="text">
      <style:text-properties officeooo:rsid="005f7317"/>
    </style:style>
    <style:style style:name="T32" style:family="text">
      <style:text-properties officeooo:rsid="006067d0"/>
    </style:style>
    <style:style style:name="T33" style:family="text">
      <style:text-properties officeooo:rsid="00604ace"/>
    </style:style>
    <style:style style:name="T34" style:family="text">
      <style:text-properties officeooo:rsid="0060a8d3"/>
    </style:style>
    <style:style style:name="T35" style:family="text">
      <style:text-properties officeooo:rsid="0060c4ba"/>
    </style:style>
    <style:style style:name="T36" style:family="text">
      <style:text-properties officeooo:rsid="006109a4"/>
    </style:style>
    <style:style style:name="T37" style:family="text">
      <style:text-properties officeooo:rsid="0062e657"/>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Week 1</text:p>
      <text:p text:style-name="P16">General terminology, linear regression, the cost function and gradient descent for finding the minimum cost function and therefor the best fit.</text:p>
      <text:p text:style-name="P16"/>
      <text:p text:style-name="P1">Machine learning is the science of getting computers to learn, without being explicitly programmed.</text:p>
      <text:p text:style-name="P1"/>
      <text:p text:style-name="P3">Two main types of supervised learning</text:p>
      <text:p text:style-name="P2">Regression: <text:span text:style-name="T1">Values</text:span></text:p>
      <text:p text:style-name="P2">Classification: <text:span text:style-name="T1">Categories (small, finite, limited set)</text:span></text:p>
      <text:p text:style-name="P2"/>
      <text:p text:style-name="P3">Unsupervised learning: Find something interesting in unlabelled data, <text:span text:style-name="T2">some structure of some sort</text:span></text:p>
      <text:p text:style-name="P4">Clustering</text:p>
      <text:p text:style-name="P4">Anomaly detection eg fraud events</text:p>
      <text:p text:style-name="P4">Dimensionality reduction</text:p>
      <text:p text:style-name="P4"/>
      <text:p text:style-name="P5">Common nota<text:span text:style-name="T3">t</text:span>on</text:p>
      <text:p text:style-name="P5">x input</text:p>
      <text:p text:style-name="P5">y known output</text:p>
      <text:p text:style-name="P6">(i) superscripts to denote training pair for eg </text:p>
      <text:p text:style-name="P6">y^ unknown output you are trying to predict</text:p>
      <text:p text:style-name="P6"/>
      <text:p text:style-name="P7">Univariate linear regression: fitting a straight line to a data set with one input variable <text:span text:style-name="T10">(or feature) </text:span>x and one output variable y <text:span text:style-name="T12">= wx + b</text:span></text:p>
      <text:p text:style-name="P7"/>
      <text:p text:style-name="P8">Training parameters/<text:span text:style-name="T4">coefficients/weights</text:span>: The things you adjust during training to get a better fit model</text:p>
      <text:p text:style-name="P9">Good cost function for linear regression is mean squared error/2.</text:p>
      <text:p text:style-name="P10">Gradient descent and its variations are used to find the minimum cost function and its associated model parameters. </text:p>
      <text:p text:style-name="P10"><text:span text:style-name="T5">Depending on your guess at the starting values for the parameters, </text:span><text:span text:style-name="T6">and the learning rate you set, </text:span><text:span text:style-name="T5">you can get stuck in different local minima using gradient descent. So the choice of starting values is important to find the global minima.</text:span></text:p>
      <text:p text:style-name="P11">Avoid making the error of non simultaneous calculations in your gradient descent algorithm.</text:p>
      <text:p text:style-name="P12">Learning rate is always positive <text:span text:style-name="T7">for gradient descent. The derivative term represents the slope of the error curve </text:span><text:span text:style-name="T8">(which is always pointing down towards the minima)</text:span><text:span text:style-name="T7"> so you’re taking a certain size step in the direction of the curve using the gradient descent formula of w1 = w – learning rate A x derivitave of the cost function dJ/dparameter. </text:span></text:p>
      <text:p text:style-name="P13">If the learning rate is too small, it will find the minima but extremely slowly. If it’s too large, it may jump right over the minima and walk up away from it, <text:span text:style-name="T9">so your error will get larger with each iteration.</text:span></text:p>
      <text:p text:style-name="P14">You’ve found a minimum when your slope becomes zero.</text:p>
      <text:p text:style-name="P14">As the gradient descent functions get closer to the minimum, the derivitave becomes smaller since the slope is flatter, and the steps become smaller and smaller.</text:p>
      <text:p text:style-name="P15">Mean squared error with linear regression has a cost function that is bowl shaped, so it never has more than one minimum. We don’t have the problem of local and global minima finding.</text:p>
      <text:p text:style-name="P9"/>
      <text:p text:style-name="P16">Week 2</text:p>
      <text:p text:style-name="P17"><text:span text:style-name="T10">Multiple </text:span><text:span text:style-name="T13">(NOT multivariate) </text:span><text:span text:style-name="T10">linear regression</text:span><text:span text:style-name="T11">: fitting a straight line to a data set with </text:span><text:span text:style-name="T10">multiple</text:span><text:span text:style-name="T11"> input variable</text:span><text:span text:style-name="T10">s</text:span><text:span text:style-name="T11"> </text:span><text:span text:style-name="T10">(or features) </text:span><text:span text:style-name="T11">x</text:span><text:span text:style-name="T10">(i)</text:span><text:span text:style-name="T11"> and one output variable y </text:span><text:span text:style-name="T12">= m1x1 + m2x2 +...mixi + b </text:span><text:span text:style-name="T14">or in vector notation </text:span><text:span text:style-name="T14"><draw:frame draw:style-name="fr1" draw:name="Object1" text:anchor-type="as-char" svg:y="-0.377cm" svg:width="2.021cm" svg:height="0.467cm" draw:z-index="0"><draw:object xlink:href="./Object 1" xlink:type="simple" xlink:show="embed" xlink:actuate="onLoad"/><draw:image xlink:href="./ObjectReplacements/Object 1" xlink:type="simple" xlink:show="embed" xlink:actuate="onLoad"/></draw:frame></text:span></text:p>
      <text:p text:style-name="P18">Using numpy vector notation is faster than for loops because things can be calculated using matrix algebra simultaneously as opposed to in series with a for loop. So only use vector notation. </text:p>
      <text:p text:style-name="P18"><text:soft-page-break/>The gradient descent method still works but instead of just calculating w and b, you have to calculate w1, w2 … wn using partial derivatives with respect to these.</text:p>
      <text:p text:style-name="P17"/>
      <text:p text:style-name="P19">The other option for solving for the w and b instead of gradient descent is called the Normal Equation. It only works for linear regression though and not other kinds of algorithms.</text:p>
      <text:p text:style-name="P19"/>
      <text:p text:style-name="P21">Feature scaling: Enables gradient descent to run much faster. You want all features to be in the same number range, eg for 0 to 1 so the path to the global minimum is the most straight forward and not skewed to one side or the other. </text:p>
      <text:p text:style-name="P21">Normalisation: between 0 and 1, just divide by the max for the parameter. </text:p>
      <text:p text:style-name="P22">Mean <text:span text:style-name="T16">N</text:span>ormalisation: usually ends with values approximately between -1 and 1. <text:span text:style-name="T15">(parameter value – mean)/(max-min)</text:span></text:p>
      <text:p text:style-name="P22"><text:span text:style-name="T16">Z Score Normalisation: </text:span><text:span text:style-name="T15">(parameter value – mean)/</text:span><text:span text:style-name="T16">standard deviation </text:span><text:span text:style-name="T15"><text:s/></text:span><text:s/><text:span text:style-name="T23">results in values haing a mean of 0 and std dev of 1.</text:span></text:p>
      <text:p text:style-name="P20"/>
      <text:p text:style-name="P23"><text:span text:style-name="T17">The Learning Curve: </text:span>Useful to look at the plot of the cost function on the y axis and the number of iterations of calculating the cost function while using gradient descent, <text:span text:style-name="T18">on the x axis</text:span>. <text:span text:style-name="T18">It should be a constant curve downwards. </text:span>You can see where learning more stops being as effective since the cost function is as close to minimum as it can get. <text:span text:style-name="T18">This is called when the cost function converges</text:span>. <text:span text:style-name="T18">If the curve ever goes up, and the cost function gets worse, then alpha, the learning rate is chosen badly (usually too large) </text:span><text:span text:style-name="T19">or there is a bug in the code</text:span><text:span text:style-name="T18">.</text:span></text:p>
      <text:p text:style-name="P23"/>
      <text:p text:style-name="P28">A learning rate of 0.1 is a good start with normalised data.</text:p>
      <text:p text:style-name="P28"/>
      <text:p text:style-name="P32">Feature Engineering: Create combined features from other features that might be better predictors of the outcome, but keep the original features in the model. They will just get smaller weights if they are not important.</text:p>
      <text:p text:style-name="P32"/>
      <text:p text:style-name="P31">Regression Method</text:p>
      <text:p text:style-name="P31">Training data → Decide on a model eg multiple linear regression → Feature engineering → Normalisation → Cost function (how well the model fits the parameters we’ve chosen) → Gradient descent to minimise the cost function to find the best fit w starting point and step size alpha (learning rate).</text:p>
      <text:p text:style-name="P31"/>
      <text:p text:style-name="P33">Coding Method Start</text:p>
      <text:p text:style-name="P33">Import packages, libraries and utilities</text:p>
      <text:p text:style-name="P33">Write the problem statement</text:p>
      <text:p text:style-name="P33">Import the data</text:p>
      <text:p text:style-name="P33">Basic view of the data: print 1<text:span text:style-name="T26">st</text:span> few rows, type of data, shape of data, visualisations eg scatter plots</text:p>
      <text:p text:style-name="P23"/>
      <text:p text:style-name="P31">Week 3</text:p>
      <text:p text:style-name="P33">Logistic Regression: For classification problems. </text:p>
      <text:p text:style-name="P33">Choose the shape of the boundary between the Y and N data points</text:p>
      <text:p text:style-name="P33">Plug the formula for this shape into the sigmoid function to force the output to be between 1 and 0</text:p>
      <text:p text:style-name="P33">Find the decision boundary where your function is = 0</text:p>
      <text:p text:style-name="P33"/>
      <text:p text:style-name="P34"><text:span text:style-name="T27">The squared error loss function doesn’t work well with logistic regression because we don’t determine the exact value of the function but rather a probability it is </text:span><text:span text:style-name="T28">e</text:span><text:span text:style-name="T27">ither 0 or 1 and so the squared error loss function doesn’t make sense. Instead, we calculate the logistic loss function, which takes </text:span><text:span text:style-name="T28">the</text:span><text:span text:style-name="T27"> use of a decision boundary and probability percentages method of logistic regression into account when calculating the loss (difference between the actual value and the </text:span><text:soft-page-break/><text:span text:style-name="T27">predicted value). </text:span><text:span text:style-name="T28">It uses </text:span><text:span text:style-name="T29">a </text:span><text:span text:style-name="T28">two </text:span><text:span text:style-name="T29">part </text:span><text:span text:style-name="T28">formula to calculate it, the y=0 formula part and the y=1 formula part.</text:span></text:p>
      <text:p text:style-name="P23"/>
      <text:p text:style-name="P35">Overfitting (high variance) and underfitting (high <text:span text:style-name="T31">bias</text:span>) are two issues that can happen with a model so that it doesn’t generalise well.</text:p>
      <text:p text:style-name="P35"/>
      <text:p text:style-name="P35">To reduce overfitting you can:</text:p>
      <text:list xml:id="list2112952216" text:style-name="L1">
        <text:list-item>
          <text:p text:style-name="P36">Increase the number of training examples</text:p>
        </text:list-item>
        <text:list-item>
          <text:p text:style-name="P36">Decrease the number of features you use to only the important ones if you can’t increase the number of training examples. Bare in mind that some features may be lost that are actually important if you do this.</text:p>
        </text:list-item>
        <text:list-item>
          <text:p text:style-name="P36">The other option is to apply regularisation, which prevents features that are not too important from having a large effect on the model. </text:p>
        </text:list-item>
      </text:list>
      <text:p text:style-name="P23"/>
      <text:p text:style-name="P23"/>
      <text:p text:style-name="P37"><text:span text:style-name="T33">Regularisation: Instead of picking features that are not too important to the model, just apply the regularisation to all features to prevent overfitting. </text:span><text:span text:style-name="T32">The way this works is that it minimises all the model parameters, so that the output of the model is not too sensitive to changes in the inputs </text:span><text:span text:style-name="T34">(since the paramters are small)</text:span><text:span text:style-name="T32">. Large input changes would be necessary for the output to change </text:span><text:span text:style-name="T34">much</text:span><text:span text:style-name="T32">, so it is less sensitive and won’t overfit as easily. </text:span><text:span text:style-name="T34">Model variance is reduced.</text:span></text:p>
      <text:p text:style-name="P37"/>
      <text:p text:style-name="P37"><text:span text:style-name="T35">States the question I had perfectly: </text:span><text:a xlink:type="simple" xlink:href="https://stats.stackexchange.com/questions/188092/why-do-smaller-weights-result-in-simpler-models-in-regularization" text:style-name="Internet_20_link" text:visited-style-name="Visited_20_Internet_20_Link">https://stats.stackexchange.com/questions/188092/why-do-smaller-weights-result-in-simpler-models-in-regularization</text:a></text:p>
      <text:p text:style-name="P37"/>
      <text:p text:style-name="P38"><text:span text:style-name="T36">One part of the answer from the above that I found helpful: </text:span>Bias and variance are both a function of model complexity. This is related to VC theory so look at that. The larger the space of possible models (ie values all your parameters can take basically) the more likely the model will overfit. If your model can do everything from being a straight line to wiggling in every direction like a sine wave that can also go up and down, it's much more likely to pick up and model random perturbations in your data that isn't a result of the underlying signal but the result of just lucky chance in that data set (this is why getting more data helps overfitting but not underfitting. hen you regularize, basically you are reducing the model space. This doesn't necessarily mean smoother/flatter functions have higher bias and less variance. Think of a linear model that is overlaid with a sine wave that is restricted to have a really small amplitude oscillations that basically does nothing (its basically a fuzzy line). This function is super wiggly in a sense but only overfits slightly more than a linear regression. The reason why smoother/flatter functions tend to have higher bias and less variance is because we as data scientist assume that if we have a reduced sample space we would much rather by occam's razor keep the models that are smoother and simpler and throw out the models that are wiggly and oscillating all over the place. It makes sense to throw out wiggly models first, which is why smoother models tend to be more prone to underfitting and not overfitting. </text:p>
      <text:p text:style-name="P38"/>
      <text:p text:style-name="P37"><text:span text:style-name="T35">The top comment here provides the answer: </text:span><text:span text:style-name="T32">https://stats.stackexchange.com/questions/153605/no-regularisation-term-for-bias-unit-in-neural-network/167608#167608 </text:span></text:p>
      <text:p text:style-name="P23"/>
      <text:p text:style-name="P39">w1x1 + w2x<text:span text:style-name="T37">2</text:span>+w<text:span text:style-name="T37">3x3</text:span> and so on</text:p>
      <text:p text:style-name="P39">If x1 is a good predictor, then having a larger w1, or larger contribution of x1 to the model, will not make the error larger. If x2 <text:span text:style-name="T37">is a crappy predictor, then having the w2 lower will lower x2’s contribution to the model, minimising the error introduced by x2 and so on. But just trying to minimise all the weights as far as possible and letting the algorithm do this while learning (hopefully minimising the crappy predictor’s weights more) helps.</text:span> </text:p>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REGRESSION <text:span text:style-name="T24">MODEL</text:span><text:span text:style-name="T25">L</text:span><text:span text:style-name="T24">ING COMPONENTS</text:span></text:p>
      <text:p text:style-name="P29"/>
      <text:p text:style-name="P29">Training data (x,y)</text:p>
      <text:p text:style-name="P29">Feature engineering</text:p>
      <text:p text:style-name="P29">Decide on a model: Linear regression, multiple linear regressi<text:span text:style-name="T30">o</text:span>n where there are multiple features, polynomial regression where there are non linear features eg x and then x^2, x^3, <text:span text:style-name="T30">logistic regression where it is a categorisation problem,</text:span> or whatever.</text:p>
      <text:p text:style-name="P29">Normalisation</text:p>
      <text:p text:style-name="P29">Cost function – how well the model fits with the chosen parameters (gradient and offset w and b <text:span text:style-name="T30">for linear cost function, logistic cost function also exists</text:span>)</text:p>
      <text:p text:style-name="P29">Gradient descent to find the parameter values where the cost function is minimum. Has starting point and learning rate or step size alpha. <text:s text:c="2"/></text:p>
      <text:p text:style-name="P23"/>
      <text:p text:style-name="P30">REGRESSION CODING METHOD</text:p>
      <text:p text:style-name="P30">1. Import packages, libraries and utilities</text:p>
      <text:p text:style-name="P30">2. Write out the problem statement</text:p>
      <text:p text:style-name="P30">3. Import the data</text:p>
      <text:p text:style-name="P30">4. View the data – print first few rows, look at data type, shape, visualisations/graphs.</text:p>
      <text:p text:style-name="P23"/>
      <text:p text:style-name="P23"/>
      <text:p text:style-name="P23"/>
      <text:p text:style-name="P30">Questions</text:p>
      <text:p text:style-name="P23"/>
      <text:p text:style-name="P24">Numpy</text:p>
      <text:p text:style-name="P25">With np and arrays, if you are acting on an array, like creation, concatenating, sorting etc, it will be np.actionyouwant(arrayname). </text:p>
      <text:p text:style-name="P25">But if you are finding info about an existing array, it will be arrayname.info<text:span text:style-name="T22">()</text:span>. So the <text:span text:style-name="T22">np.</text:span> part is only used when an array is being acted upon and changed in some way. Otherwise it’s just a question about the array and it’s not being acted upon, <text:span text:style-name="T22">and you use arrayname. </text:span>.</text:p>
      <text:p text:style-name="P25"/>
      <text:p text:style-name="P26">np.sort(arrayname) <text:s text:c="2"/>this is a function?</text:p>
      <text:p text:style-name="P26">arrayname.reshape(2,3) <text:s text:c="2"/>this is a method?</text:p>
      <text:p text:style-name="P26"/>
      <text:p text:style-name="P27"><text:span text:style-name="T20">These two things above seem pretty similar in terms of functionality, but they are called very differently. </text:span><text:span text:style-name="T21">I would like to know why, and how to know which way to call thing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15T22:28:16.924223752</meta:creation-date>
    <dc:date>2023-09-03T20:03:12.115462880</dc:date>
    <meta:editing-duration>PT16H35M38S</meta:editing-duration>
    <meta:editing-cycles>58</meta:editing-cycles>
    <meta:generator>LibreOffice/6.4.7.2$Linux_X86_64 LibreOffice_project/40$Build-2</meta:generator>
    <meta:document-statistic meta:table-count="0" meta:image-count="0" meta:object-count="1" meta:page-count="4" meta:paragraph-count="81" meta:word-count="1793" meta:character-count="10773" meta:non-whitespace-character-count="9037"/>
  </office:meta>
</office:document-meta>
</file>

<file path=Object 1/content.xml><?xml version="1.0" encoding="utf-8"?>
<math xmlns="http://www.w3.org/1998/Math/MathML" display="block">
  <semantics>
    <mrow>
      <mi>y</mi>
      <mo stretchy="false">=</mo>
      <mrow>
        <mrow>
          <mover accent="true">
            <mi>m</mi>
            <mo stretchy="false">⃑</mo>
          </mover>
          <mo stretchy="false">⋅</mo>
          <mover accent="true">
            <mi>x</mi>
            <mo stretchy="false">⃑</mo>
          </mover>
        </mrow>
        <mo stretchy="false">+</mo>
        <mi>b</mi>
      </mrow>
    </mrow>
    <annotation encoding="StarMath 5.0">y = harpoon m  cdot harpoon x + b </annotation>
  </semantics>
</math>
</file>